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514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6583in"/>
    </style:style>
    <style:style style:name="Table1.B" style:family="table-column">
      <style:table-column-properties style:column-width="1.659in"/>
    </style:style>
    <style:style style:name="Table1.C" style:family="table-column">
      <style:table-column-properties style:column-width="2.5556in"/>
    </style:style>
    <style:style style:name="Table1.D" style:family="table-column">
      <style:table-column-properties style:column-width="1.3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="none"/>
    </style:style>
    <style:style style:name="Table1.48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rsid="00091079"/>
    </style:style>
    <style:style style:name="P2" style:family="paragraph" style:parent-style-name="Standard">
      <style:text-properties officeooo:rsid="00091079" officeooo:paragraph-rsid="00091079"/>
    </style:style>
    <style:style style:name="P3" style:family="paragraph" style:parent-style-name="Standard">
      <style:text-properties officeooo:rsid="003fcb73" officeooo:paragraph-rsid="003fcb73"/>
    </style:style>
    <style:style style:name="P4" style:family="paragraph" style:parent-style-name="Standard">
      <style:text-properties officeooo:rsid="00408bf8" officeooo:paragraph-rsid="00408bf8"/>
    </style:style>
    <style:style style:name="P5" style:family="paragraph" style:parent-style-name="Table_20_Contents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ff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color="#ff0000" loext:opacity="100%" fo:font-size="11pt" fo:font-weight="bold" officeooo:rsid="000b8237" officeooo:paragraph-rsid="000b8237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ff0000" loext:opacity="100%" fo:font-size="11pt" fo:font-weight="bold" officeooo:rsid="000e1d82" officeooo:paragraph-rsid="000e1d82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color="#ff0000" loext:opacity="100%" fo:font-size="11pt" fo:font-weight="bold" officeooo:rsid="00106203" officeooo:paragraph-rsid="00106203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ff0000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color="#2a609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color="#2a6099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2a6099" loext:opacity="100%" fo:font-size="11pt" fo:font-weight="bold" officeooo:rsid="0031a876" officeooo:paragraph-rsid="0031a876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color="#2a6099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color="#2a6099" loext:opacity="100%" fo:font-size="11pt" fo:font-weight="bold" officeooo:rsid="000f4087" officeooo:paragraph-rsid="000f4087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color="#2a6099" loext:opacity="100%" fo:font-size="11pt" fo:font-weight="bold" officeooo:rsid="0046af61" officeooo:paragraph-rsid="0046af61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color="#2a6099" loext:opacity="100%" fo:font-size="11pt" fo:font-weight="bold" officeooo:rsid="004dbd91" officeooo:paragraph-rsid="004dbd91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color="#2a6099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2a6099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color="#2a6099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color="#2a6099" loext:opacity="100%" fo:font-size="11pt" fo:font-weight="bold" officeooo:rsid="006173ac" officeooo:paragraph-rsid="006173ac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color="#2a609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color="#2a6099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2a609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color="#2a609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2a6099" loext:opacity="100%" fo:font-size="11pt" fo:font-weight="bold" officeooo:rsid="00365916" officeooo:paragraph-rsid="00365916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color="#2a6099" loext:opacity="100%" fo:font-size="11pt" fo:font-weight="bold" officeooo:rsid="0013a718" officeooo:paragraph-rsid="0013a718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2a6099" loext:opacity="100%" fo:font-size="11pt" fo:font-weight="bold" officeooo:rsid="0014588a" officeooo:paragraph-rsid="0014588a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2a6099" loext:opacity="100%" fo:font-size="11pt" fo:font-weight="bold" officeooo:rsid="0018eab0" officeooo:paragraph-rsid="0018eab0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fo:color="#2a6099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fo:color="#2a6099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2a6099" loext:opacity="100%" fo:font-size="11pt" fo:font-weight="bold" officeooo:rsid="002ed9e5" officeooo:paragraph-rsid="002ed9e5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2a6099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color="#2a6099" loext:opacity="100%" fo:font-size="11pt" fo:font-weight="bold" officeooo:rsid="001e5b99" officeooo:paragraph-rsid="00588dcd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fo:color="#2a6099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fo:color="#2a6099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fo:color="#2a6099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fo:color="#2a6099" loext:opacity="100%" fo:font-size="11pt" fo:font-weight="bold" officeooo:rsid="006d1ddc" officeooo:paragraph-rsid="006d1ddc" style:font-size-asian="11pt" style:font-weight-asian="bold" style:font-size-complex="11pt" style:font-weight-complex="bold"/>
    </style:style>
    <style:style style:name="P40" style:family="paragraph" style:parent-style-name="Table_20_Contents">
      <style:text-properties fo:color="#2a6099" loext:opacity="100%" fo:font-size="11pt" fo:font-weight="bold" officeooo:rsid="006e5f02" officeooo:paragraph-rsid="006e5f02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fo:color="#00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fo:color="#000000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fo:color="#000000" loext:opacity="100%" fo:font-size="11pt" fo:font-weight="bold" officeooo:rsid="004681b4" officeooo:paragraph-rsid="004681b4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fo:color="#000000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color="#000000" loext:opacity="100%" fo:font-size="11pt" fo:font-weight="bold" officeooo:rsid="0046af61" officeooo:paragraph-rsid="004cd00f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color="#000000" loext:opacity="100%" fo:font-size="11pt" fo:font-weight="bold" officeooo:rsid="004b46d6" officeooo:paragraph-rsid="004cd00f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fo:color="#000000" loext:opacity="100%" fo:font-size="11pt" fo:font-weight="bold" officeooo:rsid="000c95cd" officeooo:paragraph-rsid="000c95cd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fo:color="#000000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fo:color="#000000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fo:color="#000000" loext:opacity="100%" fo:font-size="11pt" fo:font-weight="bold" officeooo:rsid="00537daa" officeooo:paragraph-rsid="00537daa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fo:color="#000000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15d994" officeooo:paragraph-rsid="002761b3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fo:color="#000000" loext:opacity="100%" fo:font-size="11pt" fo:font-weight="bold" officeooo:rsid="0015d994" officeooo:paragraph-rsid="0020ec56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fo:color="#000000" loext:opacity="100%" fo:font-size="11pt" fo:font-weight="bold" officeooo:rsid="0015d994" officeooo:paragraph-rsid="002a7af7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fo:color="#000000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fo:color="#000000" loext:opacity="100%" fo:font-size="11pt" fo:font-weight="bold" officeooo:rsid="0015d994" officeooo:paragraph-rsid="00408bf8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0b8237" officeooo:paragraph-rsid="002761b3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color="#000000" loext:opacity="100%" fo:font-size="11pt" fo:font-weight="bold" officeooo:rsid="0013a718" officeooo:paragraph-rsid="0020ec56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color="#000000" loext:opacity="100%" fo:font-size="11pt" fo:font-weight="bold" officeooo:rsid="002dc1e2" officeooo:paragraph-rsid="002dc1e2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color="#000000" loext:opacity="100%" fo:font-size="11pt" fo:font-weight="bold" officeooo:rsid="0020ec56" officeooo:paragraph-rsid="0020ec56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color="#000000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color="#000000" loext:opacity="100%" fo:font-size="11pt" fo:font-weight="bold" officeooo:rsid="003a911d" officeooo:paragraph-rsid="003a911d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color="#000000" loext:opacity="100%" fo:font-size="11pt" fo:font-weight="bold" officeooo:rsid="0011c523" officeooo:paragraph-rsid="002a7af7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color="#000000" loext:opacity="100%" fo:font-size="11pt" fo:font-weight="bold" officeooo:rsid="0011c523" officeooo:paragraph-rsid="00224c62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color="#000000" loext:opacity="100%" fo:font-size="11pt" fo:font-weight="bold" officeooo:rsid="0011c523" officeooo:paragraph-rsid="006d1ddc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color="#000000" loext:opacity="100%" fo:font-size="11pt" fo:font-weight="bold" officeooo:rsid="001e5b99" officeooo:paragraph-rsid="00224c62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color="#000000" loext:opacity="100%" fo:font-size="11pt" fo:font-weight="bold" officeooo:rsid="001e5b99" officeooo:paragraph-rsid="0058f57d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color="#000000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color="#000000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color="#000000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color="#000000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color="#1e6a3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color="#1e6a3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color="#1e6a3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color="#1e6a3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1e6a39" loext:opacity="100%" fo:font-size="11pt" fo:font-weight="bold" officeooo:rsid="00673108" officeooo:paragraph-rsid="00673108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color="#1e6a39" loext:opacity="100%" fo:font-size="11pt" fo:font-weight="bold" officeooo:rsid="00704ff7" officeooo:paragraph-rsid="00704ff7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fo:font-size="11pt" officeooo:paragraph-rsid="0020ec56" style:font-size-asian="11pt" style:font-size-complex="11pt"/>
    </style:style>
    <style:style style:name="P82" style:family="paragraph" style:parent-style-name="Table_20_Contents">
      <style:text-properties fo:font-size="11pt" officeooo:rsid="00091079" officeooo:paragraph-rsid="00091079" style:font-size-asian="11pt" style:font-size-complex="11pt"/>
    </style:style>
    <style:style style:name="P83" style:family="paragraph" style:parent-style-name="Table_20_Contents">
      <style:text-properties fo:font-size="11pt" officeooo:rsid="003d1e4d" officeooo:paragraph-rsid="003d1e4d" style:font-size-asian="11pt" style:font-size-complex="11pt"/>
    </style:style>
    <style:style style:name="P84" style:family="paragraph" style:parent-style-name="Table_20_Contents">
      <style:text-properties fo:color="#c9211e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85" style:family="paragraph" style:parent-style-name="Table_20_Contents">
      <style:text-properties fo:color="#c9211e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86" style:family="paragraph" style:parent-style-name="Table_20_Contents">
      <style:text-properties fo:color="#c9211e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87" style:family="paragraph" style:parent-style-name="Table_20_Contents">
      <style:text-properties fo:color="#c9211e" loext:opacity="100%" fo:font-size="11pt" fo:font-weight="bold" officeooo:rsid="0054d92f" officeooo:paragraph-rsid="0054d92f" style:font-size-asian="11pt" style:font-weight-asian="bold" style:font-size-complex="11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bc256"/>
    </style:style>
    <style:style style:name="T3" style:family="text">
      <style:text-properties style:font-name="Liberation Serif1" officeooo:rsid="0020ec56"/>
    </style:style>
    <style:style style:name="T4" style:family="text">
      <style:text-properties style:font-name="Liberation Serif1" officeooo:rsid="002a7af7"/>
    </style:style>
    <style:style style:name="T5" style:family="text">
      <style:text-properties style:font-name="Liberation Serif1" officeooo:rsid="000b8237"/>
    </style:style>
    <style:style style:name="T6" style:family="text">
      <style:text-properties officeooo:rsid="000e1d82"/>
    </style:style>
    <style:style style:name="T7" style:family="text">
      <style:text-properties officeooo:rsid="000f8468"/>
    </style:style>
    <style:style style:name="T8" style:family="text">
      <style:text-properties officeooo:rsid="0015d994"/>
    </style:style>
    <style:style style:name="T9" style:family="text">
      <style:text-properties officeooo:rsid="0020ec56"/>
    </style:style>
    <style:style style:name="T10" style:family="text">
      <style:text-properties officeooo:rsid="00224c62"/>
    </style:style>
    <style:style style:name="T11" style:family="text">
      <style:text-properties officeooo:rsid="0025c810"/>
    </style:style>
    <style:style style:name="T12" style:family="text">
      <style:text-properties officeooo:rsid="00274b0e"/>
    </style:style>
    <style:style style:name="T13" style:family="text">
      <style:text-properties officeooo:rsid="002a7af7"/>
    </style:style>
    <style:style style:name="T14" style:family="text">
      <style:text-properties fo:color="#000000" loext:opacity="100%" fo:font-weight="bold" officeooo:rsid="0015d994" style:font-weight-asian="bold" style:font-weight-complex="bold"/>
    </style:style>
    <style:style style:name="T15" style:family="text">
      <style:text-properties fo:color="#000000" loext:opacity="100%" fo:font-weight="bold" officeooo:rsid="0020ec56" style:font-weight-asian="bold" style:font-weight-complex="bold"/>
    </style:style>
    <style:style style:name="T16" style:family="text">
      <style:text-properties fo:color="#000000" loext:opacity="100%" fo:font-weight="bold" officeooo:rsid="002a7af7" style:font-weight-asian="bold" style:font-weight-complex="bold"/>
    </style:style>
    <style:style style:name="T17" style:family="text">
      <style:text-properties officeooo:rsid="002dc1e2"/>
    </style:style>
    <style:style style:name="T18" style:family="text">
      <style:text-properties officeooo:rsid="002ed9e5"/>
    </style:style>
    <style:style style:name="T19" style:family="text">
      <style:text-properties officeooo:rsid="0031a876"/>
    </style:style>
    <style:style style:name="T20" style:family="text">
      <style:text-properties officeooo:rsid="003378f1"/>
    </style:style>
    <style:style style:name="T21" style:family="text">
      <style:text-properties style:font-name="Liberation Serif"/>
    </style:style>
    <style:style style:name="T22" style:family="text">
      <style:text-properties officeooo:rsid="00408bf8"/>
    </style:style>
    <style:style style:name="T23" style:family="text">
      <style:text-properties officeooo:rsid="0040df48"/>
    </style:style>
    <style:style style:name="T24" style:family="text">
      <style:text-properties officeooo:rsid="004681b4"/>
    </style:style>
    <style:style style:name="T25" style:family="text">
      <style:text-properties officeooo:rsid="004884a6"/>
    </style:style>
    <style:style style:name="T26" style:family="text">
      <style:text-properties officeooo:rsid="004cd00f"/>
    </style:style>
    <style:style style:name="T27" style:family="text">
      <style:text-properties officeooo:rsid="004eea3d"/>
    </style:style>
    <style:style style:name="T28" style:family="text">
      <style:text-properties officeooo:rsid="00537daa"/>
    </style:style>
    <style:style style:name="T29" style:family="text">
      <style:text-properties officeooo:rsid="001e5b99"/>
    </style:style>
    <style:style style:name="T30" style:family="text">
      <style:text-properties officeooo:rsid="005fe3c5"/>
    </style:style>
    <style:style style:name="T31" style:family="text">
      <style:text-properties officeooo:rsid="0068d4f5"/>
    </style:style>
    <style:style style:name="T32" style:family="text">
      <style:text-properties officeooo:rsid="006b2787"/>
    </style:style>
    <style:style style:name="T33" style:family="text">
      <style:text-properties style:text-position="sub 58%" officeooo:rsid="006b2787"/>
    </style:style>
    <style:style style:name="T34" style:family="text">
      <style:text-properties style:text-position="sub 58%" officeooo:rsid="006bed26"/>
    </style:style>
    <style:style style:name="T35" style:family="text">
      <style:text-properties officeooo:rsid="006d1ddc"/>
    </style:style>
    <style:style style:name="T36" style:family="text">
      <style:text-properties officeooo:rsid="007534d1"/>
    </style:style>
    <style:style style:name="T37" style:family="text">
      <style:text-properties officeooo:rsid="0076c6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25947896016">
          <table:table-cell table:style-name="Table1.A1" office:value-type="string">
            <text:p text:style-name="P6">Action</text:p>
          </table:table-cell>
          <table:table-cell table:style-name="Table1.B1" office:value-type="string">
            <text:p text:style-name="P12">Specifier</text:p>
          </table:table-cell>
          <table:table-cell table:style-name="Table1.B1" office:value-type="string">
            <text:p text:style-name="P42"><text:span text:style-name="T11">Input v</text:span>alues</text:p>
          </table:table-cell>
          <table:table-cell table:style-name="Table1.D1" office:value-type="string">
            <text:p text:style-name="P75">Output <text:span text:style-name="T12">values</text:span></text:p>
          </table:table-cell>
        </table:table-row>
        <table:table-row table:style-name="TableLine94225948190704">
          <table:table-cell table:style-name="Table1.A2" office:value-type="string">
            <text:p text:style-name="P6">load</text:p>
          </table:table-cell>
          <table:table-cell table:style-name="Table1.A2" office:value-type="string">
            <text:p text:style-name="P13">xyz</text:p>
          </table:table-cell>
          <table:table-cell table:style-name="Table1.A2" office:value-type="string">
            <text:p text:style-name="P42">File name <text:span text:style-name="T9">(string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193344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>top</text:p>
          </table:table-cell>
          <table:table-cell table:style-name="Table1.A2" office:value-type="string">
            <text:p text:style-name="P43">File name <text:span text:style-name="T9">(string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19651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197440">
          <table:table-cell table:style-name="Table1.A2" office:value-type="string">
            <text:p text:style-name="P6">sav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4">1 Types (string)</text:p>
            <text:p text:style-name="P42"><text:span text:style-name="T24">2 </text:span>File name <text:span text:style-name="T9">(string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19872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199760">
          <table:table-cell table:style-name="Table1.A2" office:value-type="string">
            <text:p text:style-name="P6">set</text:p>
          </table:table-cell>
          <table:table-cell table:style-name="Table1.A2" office:value-type="string">
            <text:p text:style-name="P14">timestep</text:p>
          </table:table-cell>
          <table:table-cell table:style-name="Table1.A2" office:value-type="string">
            <text:p text:style-name="P42"><text:span text:style-name="T9">Time step (s</text:span>calar – <text:span text:style-name="T26">default 0.005</text:span><text:span text:style-name="T9">) 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00848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2">temperature</text:p>
          </table:table-cell>
          <table:table-cell table:style-name="Table1.A2" office:value-type="string">
            <text:p text:style-name="P42"><text:span text:style-name="T9">Temperature (s</text:span>calar – <text:span text:style-name="T26">default 1.0</text:span><text:span text:style-name="T9">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01936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5">cutoff</text:p>
          </table:table-cell>
          <table:table-cell table:style-name="Table1.A2" office:value-type="string">
            <text:p text:style-name="P45"><text:span text:style-name="T9">Max. cutoff (s</text:span>calar – <text:span text:style-name="T26">default 2.5</text:span><text:span text:style-name="T9">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198144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5">omp</text:p>
          </table:table-cell>
          <table:table-cell table:style-name="Table1.A2" office:value-type="string">
            <text:p text:style-name="P45"><text:span text:style-name="T9">N</text:span><text:span text:style-name="T7">o.</text:span> <text:span text:style-name="T6">threads </text:span><text:span text:style-name="T9">(int scalar – </text:span><text:span text:style-name="T27">default </text:span><text:span text:style-name="T26">1</text:span><text:span text:style-name="T7">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0376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6"><text:span text:style-name="T19">e</text:span>xclu<text:span text:style-name="T20">sion</text:span></text:p>
          </table:table-cell>
          <table:table-cell table:style-name="Table1.A2" office:value-type="string">
            <text:p text:style-name="P41">‘<text:span text:style-name="T7">bonded’ or ‘molecule’ <text:line-break/></text:span><text:span text:style-name="T9">(string – </text:span><text:span text:style-name="T26">default ‘all’</text:span><text:span text:style-name="T9">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0484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7">temperaturerelax</text:p>
          </table:table-cell>
          <table:table-cell table:style-name="Table1.A2" office:value-type="string">
            <text:p text:style-name="P46"><text:span text:style-name="T25">Temp. r</text:span>elaxation time </text:p>
            <text:p text:style-name="P46">(scalar – <text:span text:style-name="T26">default 0.01</text:span>)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05936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7">compressionfactor</text:p>
          </table:table-cell>
          <table:table-cell table:style-name="Table1.A2" office:value-type="string">
            <text:p text:style-name="P47">Compression factor </text:p>
            <text:p text:style-name="P47">(scalar – <text:span text:style-name="T26">default 0.99995</text:span>)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07024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20811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9">types</text:p>
          </table:table-cell>
          <table:table-cell table:style-name="Table1.A2" office:value-type="string">
            <text:p text:style-name="P49">Particle types (string)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0920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0">skin</text:p>
          </table:table-cell>
          <table:table-cell table:style-name="Table1.A2" office:value-type="string">
            <text:p text:style-name="P50">Buffer-skin for <text:span text:style-name="T28">neighbourlist </text:span></text:p>
            <text:p text:style-name="P51">(scalar – default 0.25)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1028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1"><text:span text:style-name="T30">c</text:span>harges</text:p>
          </table:table-cell>
          <table:table-cell table:style-name="Table1.A2" office:value-type="string">
            <text:p text:style-name="P52">Atom charges (vector)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1268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213776">
          <table:table-cell table:style-name="Table1.A2" office:value-type="string">
            <text:p text:style-name="P6">get</text:p>
          </table:table-cell>
          <table:table-cell table:style-name="Table1.A2" office:value-type="string">
            <text:p text:style-name="P12">numbpart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5">Scalar</text:p>
          </table:table-cell>
        </table:table-row>
        <table:table-row table:style-name="TableLine94225948214864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>box 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75">Vector </text:p>
          </table:table-cell>
        </table:table-row>
        <table:table-row table:style-name="TableLine9422594821595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3"><text:span text:style-name="T8">e</text:span>nergies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6">Vector <text:span text:style-name="T32">(E</text:span><text:span text:style-name="T33">kin</text:span><text:span text:style-name="T32">, E</text:span><text:span text:style-name="T34">pot</text:span><text:span text:style-name="T32">)</text:span></text:p>
          </table:table-cell>
        </table:table-row>
        <table:table-row table:style-name="TableLine9422594821704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4">velocities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9">Matrix</text:p>
          </table:table-cell>
        </table:table-row>
        <table:table-row table:style-name="TableLine9422594821812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4">positions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9">Matri<text:span text:style-name="T31">x</text:span></text:p>
          </table:table-cell>
        </table:table-row>
        <table:table-row table:style-name="TableLine94225948219216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4">forces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9">Matrix</text:p>
          </table:table-cell>
        </table:table-row>
        <table:table-row table:style-name="TableLine94225948220304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5">types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7">String</text:p>
          </table:table-cell>
        </table:table-row>
        <table:table-row table:style-name="TableLine9422594822139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6">molpositions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9">Matrix</text:p>
          </table:table-cell>
        </table:table-row>
        <table:table-row table:style-name="TableLine9422594822248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40">pressure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80">Scalar</text:p>
          </table:table-cell>
        </table:table-row>
        <table:table-row table:style-name="TableLine9422594822356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8"/>
          </table:table-cell>
        </table:table-row>
        <table:table-row table:style-name="TableLine94225948224656">
          <table:table-cell table:style-name="Table1.A2" office:value-type="string">
            <text:p text:style-name="P7">calcforce</text:p>
          </table:table-cell>
          <table:table-cell table:style-name="Table1.A2" office:value-type="string">
            <text:p text:style-name="P27">lj</text:p>
          </table:table-cell>
          <table:table-cell table:style-name="Table1.A2" office:value-type="string">
            <text:p text:style-name="P53"><text:span text:style-name="T13">1 </text:span>Types (string)</text:p>
            <text:p text:style-name="P58"><text:span text:style-name="T13">2 </text:span><text:span text:style-name="T17">C</text:span>utoff <text:span text:style-name="T9">(scalar)</text:span> </text:p>
            <text:p text:style-name="P58"><text:span text:style-name="T4">3 </text:span><text:span text:style-name="T1">σ </text:span><text:span text:style-name="T3">(scalar)</text:span></text:p>
            <text:p text:style-name="P58"><text:span text:style-name="T4">4 </text:span><text:span text:style-name="T2">ε </text:span><text:span text:style-name="T3">(scalar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25744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8">bond</text:p>
          </table:table-cell>
          <table:table-cell table:style-name="Table1.A2" office:value-type="string">
            <text:p text:style-name="P59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9"><text:span text:style-name="T13">2 B</text:span><text:span text:style-name="T9">ond </text:span>length <text:span text:style-name="T9">(scalar)</text:span></text:p>
            <text:p text:style-name="P59"><text:span text:style-name="T13">3 S</text:span><text:span text:style-name="T9">pring </text:span>constant<text:span text:style-name="T9">(scalar)</text:span></text:p>
          </table:table-cell>
          <table:table-cell table:style-name="Table1.A2" office:value-type="string">
            <text:p text:style-name="P75"/>
          </table:table-cell>
        </table:table-row>
        <text:soft-page-break/>
        <table:table-row table:style-name="TableLine94225948226832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9">angle</text:p>
          </table:table-cell>
          <table:table-cell table:style-name="Table1.A2" office:value-type="string">
            <text:p text:style-name="P81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4"><text:span text:style-name="T13">2 E</text:span><text:span text:style-name="T9">q. </text:span>angle <text:span text:style-name="T9">(scalar)</text:span> </text:p>
            <text:p text:style-name="P54"><text:span text:style-name="T13">3 S</text:span><text:span text:style-name="T9">pring </text:span>constant <text:span text:style-name="T9">(scalar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2792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4">torsion</text:p>
          </table:table-cell>
          <table:table-cell table:style-name="Table1.A2" office:value-type="string">
            <text:p text:style-name="P55"><text:span text:style-name="T13">1 </text:span>T<text:span text:style-name="T9">orsion </text:span>type (int <text:span text:style-name="T9">scalar</text:span>) </text:p>
            <text:p text:style-name="P55"><text:span text:style-name="T13">2 P</text:span><text:span text:style-name="T9">otential </text:span>parameters (vector) 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2900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4">coulomb</text:p>
          </table:table-cell>
          <table:table-cell table:style-name="Table1.A2" office:value-type="string">
            <text:p text:style-name="P60">Cutoff (scalar)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12336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0">lattice</text:p>
          </table:table-cell>
          <table:table-cell table:style-name="Table1.A2" office:value-type="string">
            <text:p text:style-name="P61"><text:span text:style-name="T13">1 </text:span>Particle type (string)</text:p>
            <text:p text:style-name="P61"><text:span text:style-name="T13">2 S</text:span>pring constant (scalar)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32976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7">dpd</text:p>
          </table:table-cell>
          <table:table-cell table:style-name="Table1.A2" office:value-type="string">
            <text:p text:style-name="P62">1 Types (string)</text:p>
            <text:p text:style-name="P62">2 Cutoff (scalar)</text:p>
            <text:p text:style-name="P62">3 Repulsion parameter (scalar)</text:p>
            <text:p text:style-name="P62">4 <text:span text:style-name="T5">σ </text:span><text:span text:style-name="T3">(scalar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34064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235152">
          <table:table-cell table:style-name="Table1.A2" office:value-type="string">
            <text:p text:style-name="P8">integrate</text:p>
          </table:table-cell>
          <table:table-cell table:style-name="Table1.A2" office:value-type="string">
            <text:p text:style-name="P31">leapfrog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236240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1">dpd</text:p>
          </table:table-cell>
          <table:table-cell table:style-name="Table1.A2" office:value-type="string">
            <text:p text:style-name="P63"><text:span text:style-name="T1">λ (scalar)</text:span><text:span text:style-name="T21"> 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37328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238416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239504">
          <table:table-cell table:style-name="Table1.A2" office:value-type="string">
            <text:p text:style-name="P9">thermostate</text:p>
          </table:table-cell>
          <table:table-cell table:style-name="Table1.A2" office:value-type="string">
            <text:p text:style-name="P39">relax</text:p>
          </table:table-cell>
          <table:table-cell table:style-name="Table1.A2" office:value-type="string">
            <text:p text:style-name="P64"><text:span text:style-name="T13">1 </text:span><text:span text:style-name="T10">Particle type (string)</text:span> </text:p>
            <text:p text:style-name="P64"><text:span text:style-name="T13">2 T</text:span>emperature <text:span text:style-name="T10">(scalar)</text:span></text:p>
            <text:p text:style-name="P65"><text:span text:style-name="T13">3 T</text:span><text:span text:style-name="T10">hermostat relax </text:span>t<text:span text:style-name="T10">ime (scalar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4059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9">nosehoover</text:p>
          </table:table-cell>
          <table:table-cell table:style-name="Table1.A2" office:value-type="string">
            <text:p text:style-name="P66"><text:span text:style-name="T13">1 </text:span><text:span text:style-name="T10">Particle type (string)</text:span> </text:p>
            <text:p text:style-name="P66"><text:span text:style-name="T13">2 T</text:span>emperature <text:span text:style-name="T10">(scalar)</text:span></text:p>
            <text:p text:style-name="P66"><text:span text:style-name="T13">3 T</text:span><text:span text:style-name="T10">hermostat </text:span><text:span text:style-name="T35">mass</text:span><text:span text:style-name="T10"> (scalar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41680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242768">
          <table:table-cell table:style-name="Table1.A2" office:value-type="string">
            <text:p text:style-name="P10">sample</text:p>
          </table:table-cell>
          <table:table-cell table:style-name="Table1.A2" office:value-type="string">
            <text:p text:style-name="P32">vacf/<text:span text:style-name="T37">mcvacf</text:span></text:p>
          </table:table-cell>
          <table:table-cell table:style-name="Table1.A2" office:value-type="string">
            <text:p text:style-name="P67"><text:span text:style-name="T13">1 </text:span>Length <text:span text:style-name="T10">vector (int scalar)</text:span></text:p>
            <text:p text:style-name="P67"><text:span text:style-name="T13">2 T</text:span>ime span <text:span text:style-name="T10">(scalar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43856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2">sacf/<text:span text:style-name="T37">msacf</text:span></text:p>
          </table:table-cell>
          <table:table-cell table:style-name="Table1.A2" office:value-type="string">
            <text:p text:style-name="P67"><text:span text:style-name="T13">1 </text:span>Length vector <text:span text:style-name="T10">(int scalar)</text:span> </text:p>
            <text:p text:style-name="P67"><text:span text:style-name="T13">2 T</text:span>ime span <text:span text:style-name="T10">(scalar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44944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3">hydrocorrelations/<text:line-break/><text:span text:style-name="T36">mhydrocorrelations</text:span></text:p>
          </table:table-cell>
          <table:table-cell table:style-name="Table1.A2" office:value-type="string">
            <text:p text:style-name="P67"><text:span text:style-name="T13">1 </text:span>Length vector <text:span text:style-name="T10">(int scalar)</text:span></text:p>
            <text:p text:style-name="P67"><text:span text:style-name="T13">2 T</text:span>ime span <text:span text:style-name="T10">(scalar)</text:span></text:p>
            <text:p text:style-name="P67"><text:span text:style-name="T13">3 </text:span><text:span text:style-name="T22">N</text:span>o. wavevectors <text:span text:style-name="T10">(int scalar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4603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4">prof<text:span text:style-name="T18">ile</text:span>s</text:p>
          </table:table-cell>
          <table:table-cell table:style-name="Table1.A2" office:value-type="string">
            <text:p text:style-name="P67"><text:span text:style-name="T13">1 </text:span><text:span text:style-name="T10">Particle t</text:span>ype <text:span text:style-name="T10">(string)</text:span></text:p>
            <text:p text:style-name="P67"><text:span text:style-name="T13">2 L</text:span>ength vector <text:span text:style-name="T10">(int scalar)</text:span></text:p>
            <text:p text:style-name="P67"><text:span text:style-name="T13">3 S</text:span>ample freq. <text:span text:style-name="T10">(int scalar)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1.48">
          <table:table-cell table:style-name="Table1.A2" office:value-type="string">
            <text:p text:style-name="P82"/>
          </table:table-cell>
          <table:table-cell table:style-name="Table1.A2" office:value-type="string">
            <text:p text:style-name="P37">msd</text:p>
          </table:table-cell>
          <table:table-cell table:style-name="Table1.A2" office:value-type="string">
            <text:p text:style-name="P70">1 <text:span text:style-name="T29">Length vector </text:span><text:span text:style-name="T10">(int scalar)</text:span><text:span text:style-name="T29"> </text:span></text:p>
            <text:p text:style-name="P68"><text:span text:style-name="T13">2 T</text:span>ime span <text:span text:style-name="T10">(scalar)</text:span></text:p>
            <text:p text:style-name="P70">3 <text:span text:style-name="T22">N</text:span><text:span text:style-name="T29">o. wavevectors </text:span><text:span text:style-name="T10">(int scalar)</text:span></text:p>
            <text:p text:style-name="P70">4 Particle type (string) </text:p>
          </table:table-cell>
          <table:table-cell table:style-name="Table1.A2" office:value-type="string">
            <text:p text:style-name="P75"/>
          </table:table-cell>
        </table:table-row>
        <table:table-row table:style-name="Table1.48"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5">do</text:p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75"/>
          </table:table-cell>
        </table:table-row>
        <table:table-row table:style-name="Table1.48"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251440">
          <table:table-cell table:style-name="Table1.A2" office:value-type="string">
            <text:p text:style-name="P84">task</text:p>
          </table:table-cell>
          <table:table-cell table:style-name="Table1.A2" office:value-type="string">
            <text:p text:style-name="P36">lj</text:p>
          </table:table-cell>
          <table:table-cell table:style-name="Table1.A2" office:value-type="string">
            <text:p text:style-name="P53"><text:span text:style-name="T13">1 </text:span>Types (string)</text:p>
            <text:p text:style-name="P58"><text:span text:style-name="T13">2 </text:span><text:span text:style-name="T17">C</text:span>utoff <text:span text:style-name="T9">(scalar)</text:span> </text:p>
            <text:p text:style-name="P58"><text:span text:style-name="T4">3 </text:span><text:span text:style-name="T1">σ </text:span><text:span text:style-name="T3">(scalar)</text:span></text:p>
            <text:p text:style-name="P58"><text:span text:style-name="T4">4 </text:span><text:span text:style-name="T2">ε </text:span><text:span text:style-name="T3">(scalar)</text:span></text:p>
            <text:p text:style-name="P71"><text:span text:style-name="T3">5 </text:span><text:span text:style-name="T1">Block no.</text:span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54768"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6">bond</text:p>
          </table:table-cell>
          <table:table-cell table:style-name="Table1.A2" office:value-type="string">
            <text:p text:style-name="P59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9"><text:span text:style-name="T13">2 B</text:span><text:span text:style-name="T9">ond </text:span>length <text:span text:style-name="T9">(scalar)</text:span></text:p>
            <text:p text:style-name="P59"><text:span text:style-name="T13">3 S</text:span><text:span text:style-name="T9">pring </text:span>constant<text:span text:style-name="T9">(scalar)</text:span></text:p>
            <text:p text:style-name="P72"><text:soft-page-break/>4 Block no.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55808"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6">angle</text:p>
          </table:table-cell>
          <table:table-cell table:style-name="Table1.A2" office:value-type="string">
            <text:p text:style-name="P81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4"><text:span text:style-name="T13">2 E</text:span><text:span text:style-name="T9">q. </text:span>angle <text:span text:style-name="T9">(scalar)</text:span> </text:p>
            <text:p text:style-name="P54"><text:span text:style-name="T13">3 S</text:span><text:span text:style-name="T9">pring </text:span>constant <text:span text:style-name="T9">(scalar)</text:span></text:p>
            <text:p text:style-name="P72">4 Block no.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56896"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6">torsion</text:p>
          </table:table-cell>
          <table:table-cell table:style-name="Table1.A2" office:value-type="string">
            <text:p text:style-name="P55"><text:span text:style-name="T13">1 </text:span>T<text:span text:style-name="T9">orsion </text:span>type (int <text:span text:style-name="T9">scalar</text:span>) </text:p>
            <text:p text:style-name="P57"><text:span text:style-name="T13">2 P</text:span><text:span text:style-name="T9">otential </text:span>parameters (vector)</text:p>
            <text:p text:style-name="P72">3 Block no.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57984"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6">coulomb</text:p>
          </table:table-cell>
          <table:table-cell table:style-name="Table1.A2" office:value-type="string">
            <text:p text:style-name="P60"><text:span text:style-name="T22">1 </text:span>Cutoff (scalar)</text:p>
            <text:p text:style-name="P72">2 Block no.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59072"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6">do</text:p>
          </table:table-cell>
          <table:table-cell table:style-name="Table1.A2" office:value-type="string">
            <text:p text:style-name="P72">1 <text:span text:style-name="T23">Total n</text:span>o. blocks <text:s/>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60160"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261248">
          <table:table-cell table:style-name="Table1.A2" office:value-type="string">
            <text:p text:style-name="P85">compress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73">Target density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62336"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263424">
          <table:table-cell table:style-name="Table1.A2" office:value-type="string">
            <text:p text:style-name="P86">add</text:p>
          </table:table-cell>
          <table:table-cell table:style-name="Table1.A2" office:value-type="string">
            <text:p text:style-name="P38">force</text:p>
          </table:table-cell>
          <table:table-cell table:style-name="Table1.A2" office:value-type="string">
            <text:p text:style-name="P74">1 Forces (vector)</text:p>
            <text:p text:style-name="P74">2 Direction (int scalar)</text:p>
          </table:table-cell>
          <table:table-cell table:style-name="Table1.A2" office:value-type="string">
            <text:p text:style-name="P75"/>
          </table:table-cell>
        </table:table-row>
        <table:table-row table:style-name="TableLine94225948264512">
          <table:table-cell table:style-name="Table1.A2" office:value-type="string">
            <text:p text:style-name="P83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5"/>
          </table:table-cell>
        </table:table-row>
        <table:table-row table:style-name="TableLine94225948265600">
          <table:table-cell table:style-name="Table1.A2" office:value-type="string">
            <text:p text:style-name="P87">clear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5"/>
          </table:table-cell>
        </table:table-row>
      </table:table>
      <text:p text:style-name="Standard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6:40:51.368602195</meta:creation-date>
    <dc:date>2022-01-03T17:11:34.242294745</dc:date>
    <meta:editing-duration>P2DT1H30M49S</meta:editing-duration>
    <meta:editing-cycles>65</meta:editing-cycles>
    <meta:generator>LibreOffice/7.2.3.2$Linux_X86_64 LibreOffice_project/20$Build-2</meta:generator>
    <meta:document-statistic meta:table-count="1" meta:image-count="0" meta:object-count="0" meta:page-count="3" meta:paragraph-count="149" meta:word-count="372" meta:character-count="2278" meta:non-whitespace-character-count="2025"/>
  </office:meta>
</office:document-meta>
</file>